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>
      <style:graphic-properties draw:fill="none" draw:stroke="none"/>
    </style:style>
    <style:style style:family="graphic" style:name="a383">
      <style:graphic-properties draw:fill="none" draw:stroke="none"/>
    </style:style>
    <style:style style:family="graphic" style:name="a432">
      <style:graphic-properties draw:fill="none" draw:stroke="solid" svg:stroke-width="0.0625in" svg:stroke-color="#c00000" draw:marker-end="a431" svg:stroke-opacity="100%"/>
    </style:style>
    <style:style style:family="graphic" style:name="a384">
      <style:graphic-properties draw:fill="none" draw:stroke="none"/>
    </style:style>
    <style:style style:family="graphic" style:name="a385">
      <style:graphic-properties draw:fill="none" draw:stroke="none"/>
    </style:style>
    <style:style style:family="graphic" style:name="a434">
      <style:graphic-properties draw:fill="none" draw:stroke="solid" svg:stroke-width="0.0625in" svg:stroke-color="#c00000" draw:marker-end="a433" svg:stroke-opacity="100%"/>
    </style:style>
    <style:style style:family="graphic" style:name="a386">
      <style:graphic-properties draw:fill="none" draw:stroke="none"/>
    </style:style>
    <style:style style:family="graphic" style:name="a410">
      <style:graphic-properties draw:fill="none" draw:stroke="none"/>
    </style:style>
    <style:style style:family="graphic" style:name="a387">
      <style:graphic-properties draw:fill="none" draw:stroke="none"/>
    </style:style>
    <style:style style:family="graphic" style:name="a436">
      <style:graphic-properties draw:fill="none" draw:stroke="solid" svg:stroke-width="0.0625in" svg:stroke-color="#c00000" draw:marker-end="a435" svg:stroke-opacity="100%"/>
    </style:style>
    <style:style style:family="graphic" style:name="a411">
      <style:graphic-properties draw:fill="none" draw:stroke="none"/>
    </style:style>
    <style:style style:family="graphic" style:name="a388">
      <style:graphic-properties draw:fill="none" draw:stroke="none"/>
    </style:style>
    <style:style style:family="graphic" style:name="a412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8">
      <style:graphic-properties draw:fill="none" draw:stroke="solid" svg:stroke-width="0.08333in" svg:stroke-color="#c00000" svg:stroke-opacity="100%"/>
    </style:style>
    <style:style style:family="graphic" style:name="a409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none" draw:stroke="none"/>
    </style:style>
    <style:style style:family="graphic" style:name="a430">
      <style:graphic-properties draw:fill="none" draw:stroke="solid" svg:stroke-width="0.0625in" svg:stroke-color="#c00000" draw:marker-end="a429" svg:stroke-opacity="100%"/>
    </style:style>
  </office:automatic-styles>
  <office:body>
    <office:presentation>
      <draw:page draw:name="Slide2" draw:style-name="a380" draw:master-page-name="Master1-Layout1-title-Diapositiva-de-títol" presentation:presentation-page-layout-name="Master1-PPL1" draw:id="Slide-257">
        <draw:connector draw:type="line" svg:x1="0in" svg:y1="2.17502in" svg:x2="10in" svg:y2="2.17502in" draw:id="id63" draw:style-name="a381" draw:name="Connector recte 4">
          <svg:title/>
          <svg:desc/>
        </draw:connector>
        <draw:connector draw:type="line" svg:x1="0in" svg:y1="4.45874in" svg:x2="10in" svg:y2="4.45874in" draw:id="id64" draw:style-name="a382" draw:name="Connector recte 5">
          <svg:title/>
          <svg:desc/>
        </draw:connector>
        <draw:connector draw:type="line" svg:x1="0.10486in" svg:y1="1.77749in" svg:x2="10.10486in" svg:y2="1.77749in" draw:id="id65" draw:style-name="a383" draw:name="Connector recte 6">
          <svg:title/>
          <svg:desc/>
        </draw:connector>
        <draw:connector draw:type="line" svg:x1="1.85004in" svg:y1="0in" svg:x2="1.85004in" svg:y2="7.5in" draw:id="id66" draw:style-name="a384" draw:name="Connector recte 8">
          <svg:title/>
          <svg:desc/>
        </draw:connector>
        <draw:connector draw:type="line" svg:x1="2.63753in" svg:y1="0in" svg:x2="2.63753in" svg:y2="7.5in" draw:id="id67" draw:style-name="a385" draw:name="Connector recte 9">
          <svg:title/>
          <svg:desc/>
        </draw:connector>
        <draw:connector draw:type="line" svg:x1="3.42502in" svg:y1="0in" svg:x2="3.42502in" svg:y2="7.5in" draw:id="id68" draw:style-name="a386" draw:name="Connector recte 10">
          <svg:title/>
          <svg:desc/>
        </draw:connector>
        <draw:connector draw:type="line" svg:x1="4.21251in" svg:y1="0in" svg:x2="4.21251in" svg:y2="7.5in" draw:id="id69" draw:style-name="a387" draw:name="Connector recte 11">
          <svg:title/>
          <svg:desc/>
        </draw:connector>
        <draw:connector draw:type="line" svg:x1="4.9848in" svg:y1="0in" svg:x2="4.9848in" svg:y2="7.5in" draw:id="id70" draw:style-name="a388" draw:name="Connector recte 12">
          <svg:title/>
          <svg:desc/>
        </draw:connector>
        <draw:frame draw:id="id71" draw:style-name="a392" draw:name="QuadreDeText 13" svg:x="1.47119in" svg:y="1.54503in" svg:width="0.99784in" svg:height="0.30293in">
          <draw:text-box>
            <text:p text:style-name="a391" text:class-names="" text:cond-style-name=""><text:span text:style-name="a389" text:class-names="">Objectius</text:span><text:span text:style-name="a390" text:class-names=""/></text:p>
          </draw:text-box>
          <svg:title/>
          <svg:desc/>
        </draw:frame>
        <draw:frame draw:id="id72" draw:style-name="a396" draw:name="QuadreDeText 14" svg:x="3.03128in" svg:y="1.54503in" svg:width="0.87338in" svg:height="0.30293in">
          <draw:text-box>
            <text:p text:style-name="a395" text:class-names="" text:cond-style-name=""><text:span text:style-name="a393" text:class-names="">Escoltar</text:span><text:span text:style-name="a394" text:class-names=""/></text:p>
          </draw:text-box>
          <svg:title/>
          <svg:desc/>
        </draw:frame>
        <draw:frame draw:id="id73" draw:style-name="a400" draw:name="QuadreDeText 15" svg:x="4.29126in" svg:y="1.54503in" svg:width="1.66415in" svg:height="0.30293in">
          <draw:text-box>
            <text:p text:style-name="a399" text:class-names="" text:cond-style-name=""><text:span text:style-name="a397" text:class-names="">Conèixer ciutadà</text:span><text:span text:style-name="a398" text:class-names=""/></text:p>
          </draw:text-box>
          <svg:title/>
          <svg:desc/>
        </draw:frame>
        <draw:frame draw:id="id74" draw:style-name="a404" draw:name="QuadreDeText 16" svg:x="6.2898in" svg:y="1.54503in" svg:width="0.75767in" svg:height="0.30293in">
          <draw:text-box>
            <text:p text:style-name="a403" text:class-names="" text:cond-style-name=""><text:span text:style-name="a401" text:class-names="">Canals</text:span><text:span text:style-name="a402" text:class-names=""/></text:p>
          </draw:text-box>
          <svg:title/>
          <svg:desc/>
        </draw:frame>
        <draw:frame draw:id="id75" draw:style-name="a407" draw:name="QuadreDeText 17" svg:x="7.60488in" svg:y="1.54503in" svg:width="1.12056in" svg:height="0.30293in">
          <draw:text-box>
            <text:p text:style-name="a406" text:class-names="" text:cond-style-name=""><text:span text:style-name="a405" text:class-names="">Continguts</text:span></text:p>
          </draw:text-box>
          <svg:title/>
          <svg:desc/>
        </draw:frame>
        <draw:connector draw:type="line" svg:x1="1.85004in" svg:y1="2.17502in" svg:x2="8.16516in" svg:y2="2.17502in" draw:id="id76" draw:style-name="a408" draw:name="Connector recte 2">
          <svg:title/>
          <svg:desc/>
        </draw:connector>
        <draw:connector draw:type="line" svg:x1="5.80269in" svg:y1="0in" svg:x2="5.80269in" svg:y2="7.5in" draw:id="id77" draw:style-name="a409" draw:name="Connector recte 18">
          <svg:title/>
          <svg:desc/>
        </draw:connector>
        <draw:connector draw:type="line" svg:x1="6.59018in" svg:y1="0in" svg:x2="6.59018in" svg:y2="7.5in" draw:id="id78" draw:style-name="a410" draw:name="Connector recte 19">
          <svg:title/>
          <svg:desc/>
        </draw:connector>
        <draw:connector draw:type="line" svg:x1="7.37767in" svg:y1="0in" svg:x2="7.37767in" svg:y2="7.5in" draw:id="id79" draw:style-name="a411" draw:name="Connector recte 20">
          <svg:title/>
          <svg:desc/>
        </draw:connector>
        <draw:connector draw:type="line" svg:x1="8.16516in" svg:y1="0in" svg:x2="8.16516in" svg:y2="7.5in" draw:id="id80" draw:style-name="a412" draw:name="Connector recte 21">
          <svg:title/>
          <svg:desc/>
        </draw:connector>
        <draw:connector draw:type="line" svg:x1="8.93745in" svg:y1="0in" svg:x2="8.93745in" svg:y2="7.5in" draw:id="id81" draw:style-name="a413" draw:name="Connector recte 22">
          <svg:title/>
          <svg:desc/>
        </draw:connector>
        <draw:custom-shape svg:x="1.72997in" svg:y="2.05495in" svg:width="0.24014in" svg:height="0.24014in" draw:id="id82" draw:style-name="a416" draw:name="Oval 25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30495in" svg:y="2.05495in" svg:width="0.24014in" svg:height="0.24014in" draw:id="id83" draw:style-name="a419" draw:name="Oval 26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86473in" svg:y="2.06064in" svg:width="0.24014in" svg:height="0.24014in" draw:id="id84" draw:style-name="a422" draw:name="Oval 27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5735in" svg:y="2.06064in" svg:width="0.24014in" svg:height="0.24014in" draw:id="id85" draw:style-name="a425" draw:name="Oval 2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4509in" svg:y="2.07061in" svg:width="0.24014in" svg:height="0.24014in" draw:id="id86" draw:style-name="a428" draw:name="Oval 30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16504in" svg:y1="2.17502in" svg:x2="3.18878in" svg:y2="2.17502in" draw:id="id87" draw:style-name="a430" draw:name="Connector de fletxa recta 32">
          <svg:title/>
          <svg:desc/>
        </draw:connector>
        <draw:connector draw:type="line" svg:x1="6.88997in" svg:y1="2.17502in" svg:x2="7.91371in" svg:y2="2.17502in" draw:id="id88" draw:style-name="a432" draw:name="Connector de fletxa recta 33">
          <svg:title/>
          <svg:desc/>
        </draw:connector>
        <draw:connector draw:type="line" svg:x1="5.315in" svg:y1="2.17502in" svg:x2="6.33873in" svg:y2="2.17502in" draw:id="id89" draw:style-name="a434" draw:name="Connector de fletxa recta 34">
          <svg:title/>
          <svg:desc/>
        </draw:connector>
        <draw:connector draw:type="line" svg:x1="3.66127in" svg:y1="2.17502in" svg:x2="4.685in" svg:y2="2.17502in" draw:id="id90" draw:style-name="a436" draw:name="Connector de fletxa recta 3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31" svg:viewBox="0 0 20 30" svg:d="m10 0-10 30h20z"/>
    <draw:marker draw:name="a433" svg:viewBox="0 0 20 30" svg:d="m10 0-10 30h20z"/>
    <draw:marker draw:name="a429" svg:viewBox="0 0 20 30" svg:d="m10 0-10 30h20z"/>
    <draw:marker draw:name="a43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4" draw:name="Contenidor de títo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Feu clic aquí per editar l'estil</text:span><text:span text:style-name="a2" text:class-names=""/></text:p>
        </draw:text-box>
        <svg:title/>
        <svg:desc/>
      </draw:frame>
      <draw:frame draw:id="id1" presentation:style-name="a21" draw:name="Contenidor de tex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eu clic aquí per editar estil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on nivel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è nivel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Contenidor de dat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Contenidor de peu de pàgina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Contenidor de número de diapositiva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ol" style:page-layout-name="pageLayout1" draw:style-name="a34">
      <draw:frame draw:id="id5" presentation:style-name="a38" draw:name="Títo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Feu clic aquí per editar l'estil</text:span><text:span text:style-name="a36" text:class-names=""/></text:p>
        </draw:text-box>
        <svg:title/>
        <svg:desc/>
      </draw:frame>
      <draw:frame draw:id="id6" presentation:style-name="a42" draw:name="Subtíto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eu clic aquí per editar l'estil de subtítols del patró.</text:span><text:span text:style-name="a40" text:class-names=""/></text:p>
        </draw:text-box>
        <svg:title/>
        <svg:desc/>
      </draw:frame>
      <draw:frame draw:id="id7" presentation:style-name="a47" draw:name="Contenidor de data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Contenidor de peu de pàgina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Contenidor de número de diapositiva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ol-i-objectes" style:page-layout-name="pageLayout1" draw:style-name="a55">
      <draw:frame draw:id="id10" presentation:style-name="a59" draw:name="Títo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Feu clic aquí per editar l'estil</text:span><text:span text:style-name="a57" text:class-names=""/></text:p>
        </draw:text-box>
        <svg:title/>
        <svg:desc/>
      </draw:frame>
      <draw:frame draw:id="id11" presentation:style-name="a76" draw:name="Contenidor de contingut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eu clic aquí per editar estil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on nivel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è nivel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Contenidor de data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Contenidor de peu de pàgina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Contenidor de número de diapositiva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pçalera-de-la-secció" style:page-layout-name="pageLayout1" draw:style-name="a89">
      <draw:frame draw:id="id15" presentation:style-name="a93" draw:name="Títo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Feu clic aquí per editar l'estil</text:span><text:span text:style-name="a91" text:class-names=""/></text:p>
        </draw:text-box>
        <svg:title/>
        <svg:desc/>
      </draw:frame>
      <draw:frame draw:id="id16" presentation:style-name="a97" draw:name="Contenidor de tex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eu clic aquí per editar estils</text:span></text:p>
            </text:list-item>
          </text:list>
        </draw:text-box>
        <svg:title/>
        <svg:desc/>
      </draw:frame>
      <draw:frame draw:id="id17" presentation:style-name="a102" draw:name="Contenidor de data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Contenidor de peu de pàgina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Contenidor de número de diapositiva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ctes" style:page-layout-name="pageLayout1" draw:style-name="a110">
      <draw:frame draw:id="id20" presentation:style-name="a114" draw:name="Títo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Feu clic aquí per editar l'estil</text:span><text:span text:style-name="a112" text:class-names=""/></text:p>
        </draw:text-box>
        <svg:title/>
        <svg:desc/>
      </draw:frame>
      <draw:frame draw:id="id21" presentation:style-name="a131" draw:name="Contenidor de contingut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è nivel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idor de contingut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eu clic aquí per editar estil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on nivel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è nivel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Contenidor de data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Contenidor de peu de pàgina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Contenidor de número de diapositiva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" style:page-layout-name="pageLayout1" draw:style-name="a161">
      <draw:frame draw:id="id26" presentation:style-name="a165" draw:name="Títo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Feu clic aquí per editar l'estil</text:span><text:span text:style-name="a163" text:class-names=""/></text:p>
        </draw:text-box>
        <svg:title/>
        <svg:desc/>
      </draw:frame>
      <draw:frame draw:id="id27" presentation:style-name="a169" draw:name="Contenidor de tex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eu clic aquí per editar estils</text:span></text:p>
            </text:list-item>
          </text:list>
        </draw:text-box>
        <svg:title/>
        <svg:desc/>
      </draw:frame>
      <draw:frame draw:id="id28" presentation:style-name="a186" draw:name="Contenidor de contingut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eu clic aquí per editar estil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on nivel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è nivel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Contenidor de tex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eu clic aquí per editar estils</text:span></text:p>
            </text:list-item>
          </text:list>
        </draw:text-box>
        <svg:title/>
        <svg:desc/>
      </draw:frame>
      <draw:frame draw:id="id30" presentation:style-name="a207" draw:name="Contenidor de contingut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eu clic aquí per editar estil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on nivel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è nivel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Contenidor de data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Contenidor de peu de pàgina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Contenidor de número de diapositiva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omés-títol" style:page-layout-name="pageLayout1" draw:style-name="a220">
      <draw:frame draw:id="id34" presentation:style-name="a224" draw:name="Títo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Feu clic aquí per editar l'estil</text:span><text:span text:style-name="a222" text:class-names=""/></text:p>
        </draw:text-box>
        <svg:title/>
        <svg:desc/>
      </draw:frame>
      <draw:frame draw:id="id35" presentation:style-name="a229" draw:name="Contenidor de data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Contenidor de peu de pàgina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Contenidor de número de diapositiva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" style:page-layout-name="pageLayout1" draw:style-name="a237">
      <draw:frame draw:id="id38" presentation:style-name="a242" draw:name="Contenidor de data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Contenidor de peu de pàgina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Contenidor de número de diapositiva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ingut-amb-llegenda" style:page-layout-name="pageLayout1" draw:style-name="a250">
      <draw:frame draw:id="id41" presentation:style-name="a254" draw:name="Títo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Feu clic aquí per editar l'estil</text:span><text:span text:style-name="a252" text:class-names=""/></text:p>
        </draw:text-box>
        <svg:title/>
        <svg:desc/>
      </draw:frame>
      <draw:frame draw:id="id42" presentation:style-name="a271" draw:name="Contenidor de contingut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eu clic aquí per editar estil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on nivel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è nivel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Contenidor de tex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eu clic aquí per editar estils</text:span></text:p>
            </text:list-item>
          </text:list>
        </draw:text-box>
        <svg:title/>
        <svg:desc/>
      </draw:frame>
      <draw:frame draw:id="id44" presentation:style-name="a280" draw:name="Contenidor de data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Contenidor de peu de pàgina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Contenidor de número de diapositiva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tge-amb-llegenda" style:page-layout-name="pageLayout1" draw:style-name="a288">
      <draw:frame draw:id="id47" presentation:style-name="a292" draw:name="Títo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Feu clic aquí per editar l'estil</text:span><text:span text:style-name="a290" text:class-names=""/></text:p>
        </draw:text-box>
        <svg:title/>
        <svg:desc/>
      </draw:frame>
      <draw:frame draw:id="id48" presentation:style-name="a295" draw:name="Contenidor d'imatge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Contenidor de tex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eu clic aquí per editar estils</text:span></text:p>
            </text:list-item>
          </text:list>
        </draw:text-box>
        <svg:title/>
        <svg:desc/>
      </draw:frame>
      <draw:frame draw:id="id50" presentation:style-name="a304" draw:name="Contenidor de data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Contenidor de peu de pàgina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Contenidor de número de diapositiva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ol-i-text-vertical" style:page-layout-name="pageLayout1" draw:style-name="a312">
      <draw:frame draw:id="id53" presentation:style-name="a316" draw:name="Títo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Feu clic aquí per editar l'estil</text:span><text:span text:style-name="a314" text:class-names=""/></text:p>
        </draw:text-box>
        <svg:title/>
        <svg:desc/>
      </draw:frame>
      <draw:frame draw:id="id54" presentation:style-name="a333" draw:name="Contenidor de text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eu clic aquí per editar estil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on nivel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è nivel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Contenidor de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Contenidor de peu de pàgina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Contenidor de número de diapositiva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ol-vertical-i-text" style:page-layout-name="pageLayout1" draw:style-name="a346">
      <draw:frame draw:id="id58" presentation:style-name="a350" draw:name="Títol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Feu clic aquí per editar l'estil</text:span><text:span text:style-name="a348" text:class-names=""/></text:p>
        </draw:text-box>
        <svg:title/>
        <svg:desc/>
      </draw:frame>
      <draw:frame draw:id="id59" presentation:style-name="a367" draw:name="Contenidor de text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eu clic aquí per editar estil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on nivel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è nivel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Contenidor de data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Contenidor de peu de pàgina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Contenidor de número de diapositiva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sxaudiera</dc:creator>
    <meta:creation-date>2015-06-17T10:23:53Z</meta:creation-date>
    <dc:date>2015-06-17T10:34:02Z</dc:date>
    <meta:editing-cycles>1</meta:editing-cycles>
    <meta:editing-duration>PT587S</meta:editing-duration>
    <meta:document-statistic meta:paragraph-count="5" meta:word-count="6"/>
  </office:meta>
</office:document-meta>
</file>